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ustomer ID</text:p>
          </table:table-cell>
          <table:table-cell office:value-type="string" calcext:value-type="string">
            <text:p>Account Holder Name</text:p>
          </table:table-cell>
          <table:table-cell office:value-type="string" calcext:value-type="string">
            <text:p>Clear Balance</text:p>
          </table:table-cell>
          <table:table-cell office:value-type="string" calcext:value-type="string">
            <text:p>over_draft</text:p>
          </table:table-cell>
        </table:table-row>
        <table:table-row table:style-name="ro1">
          <table:table-cell office:value-type="float" office:value="83020817828620" calcext:value-type="float">
            <text:p>83020817828620</text:p>
          </table:table-cell>
          <table:table-cell office:value-type="string" calcext:value-type="string">
            <text:p>A KRISHNA MOHAN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319440983198" calcext:value-type="float">
            <text:p>71319440983198</text:p>
          </table:table-cell>
          <table:table-cell office:value-type="string" calcext:value-type="string">
            <text:p>A M MAYANNA</text:p>
          </table:table-cell>
          <table:table-cell office:value-type="float" office:value="224000" calcext:value-type="float">
            <text:p>224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9652133523248" calcext:value-type="float">
            <text:p>69652133523248</text:p>
          </table:table-cell>
          <table:table-cell office:value-type="string" calcext:value-type="string">
            <text:p>HDFC BANK -(CHENNAI)</text:p>
          </table:table-cell>
          <table:table-cell office:value-type="float" office:value="223997" calcext:value-type="float">
            <text:p>2239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95245302715" calcext:value-type="float">
            <text:p>78195245302715</text:p>
          </table:table-cell>
          <table:table-cell office:value-type="string" calcext:value-type="string">
            <text:p>A RAJESH KUMAR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468155457802" calcext:value-type="float">
            <text:p>47468155457802</text:p>
          </table:table-cell>
          <table:table-cell office:value-type="string" calcext:value-type="string">
            <text:p>A S VIJAY KUMAR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766734966995" calcext:value-type="float">
            <text:p>45766734966995</text:p>
          </table:table-cell>
          <table:table-cell office:value-type="string" calcext:value-type="string">
            <text:p>ABHISHEK BIYANI</text:p>
          </table:table-cell>
          <table:table-cell office:value-type="float" office:value="224000" calcext:value-type="float">
            <text:p>224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7139550565094" calcext:value-type="float">
            <text:p>87139550565094</text:p>
          </table:table-cell>
          <table:table-cell office:value-type="string" calcext:value-type="string">
            <text:p>ABHITHA</text:p>
          </table:table-cell>
          <table:table-cell office:value-type="float" office:value="223997" calcext:value-type="float">
            <text:p>2239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145971759304" calcext:value-type="float">
            <text:p>39145971759304</text:p>
          </table:table-cell>
          <table:table-cell office:value-type="string" calcext:value-type="string">
            <text:p>ABRAHAM VARGHESE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3411975607693" calcext:value-type="float">
            <text:p>83411975607693</text:p>
          </table:table-cell>
          <table:table-cell office:value-type="string" calcext:value-type="string">
            <text:p>ABY GEORGE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002608912874" calcext:value-type="float">
            <text:p>45002608912874</text:p>
          </table:table-cell>
          <table:table-cell office:value-type="string" calcext:value-type="string">
            <text:p>HDFC BANK -(MUMBAI)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510851190541" calcext:value-type="float">
            <text:p>15510851190541</text:p>
          </table:table-cell>
          <table:table-cell office:value-type="string" calcext:value-type="string">
            <text:p>AJAY SHAMU KUMAR</text:p>
          </table:table-cell>
          <table:table-cell office:value-type="float" office:value="224004" calcext:value-type="float">
            <text:p>2240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4059555180495" calcext:value-type="float">
            <text:p>64059555180495</text:p>
          </table:table-cell>
          <table:table-cell office:value-type="string" calcext:value-type="string">
            <text:p>AKSHAYA WEALTH MANAGEMENT (P) LTD</text:p>
          </table:table-cell>
          <table:table-cell office:value-type="float" office:value="224001" calcext:value-type="float">
            <text:p>224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895235807723" calcext:value-type="float">
            <text:p>42895235807723</text:p>
          </table:table-cell>
          <table:table-cell office:value-type="string" calcext:value-type="string">
            <text:p>HDFC BANK -(DELHI)</text:p>
          </table:table-cell>
          <table:table-cell office:value-type="float" office:value="1120005" calcext:value-type="float">
            <text:p>11200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835543999244" calcext:value-type="float">
            <text:p>34835543999244</text:p>
          </table:table-cell>
          <table:table-cell office:value-type="string" calcext:value-type="string">
            <text:p>ANAND L S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6396804083946" calcext:value-type="float">
            <text:p>76396804083946</text:p>
          </table:table-cell>
          <table:table-cell office:value-type="string" calcext:value-type="string">
            <text:p>ANANTHAKUMAR</text:p>
          </table:table-cell>
          <table:table-cell office:value-type="float" office:value="224004" calcext:value-type="float">
            <text:p>2240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783038759432" calcext:value-type="float">
            <text:p>14783038759432</text:p>
          </table:table-cell>
          <table:table-cell office:value-type="string" calcext:value-type="string">
            <text:p>ANANTHAMURTHY SHAMASUNDAR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030077359017" calcext:value-type="float">
            <text:p>87030077359017</text:p>
          </table:table-cell>
          <table:table-cell office:value-type="string" calcext:value-type="string">
            <text:p>ANIL GUPTA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437137526069" calcext:value-type="float">
            <text:p>37437137526069</text:p>
          </table:table-cell>
          <table:table-cell office:value-type="string" calcext:value-type="string">
            <text:p>ANIL KUMAR</text:p>
          </table:table-cell>
          <table:table-cell office:value-type="float" office:value="35800" calcext:value-type="float">
            <text:p>358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9443662887399" calcext:value-type="float">
            <text:p>69443662887399</text:p>
          </table:table-cell>
          <table:table-cell office:value-type="string" calcext:value-type="string">
            <text:p>ANIL KUMAR NAGARAJ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216037942722" calcext:value-type="float">
            <text:p>27216037942722</text:p>
          </table:table-cell>
          <table:table-cell office:value-type="string" calcext:value-type="string">
            <text:p>HDFC BANK -(GOA)</text:p>
          </table:table-cell>
          <table:table-cell office:value-type="float" office:value="224004" calcext:value-type="float">
            <text:p>2240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36671175938" calcext:value-type="float">
            <text:p>77236671175938</text:p>
          </table:table-cell>
          <table:table-cell office:value-type="string" calcext:value-type="string">
            <text:p>ANIL V GORUR</text:p>
          </table:table-cell>
          <table:table-cell office:value-type="float" office:value="224001" calcext:value-type="float">
            <text:p>2240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594243111085" calcext:value-type="float">
            <text:p>79594243111085</text:p>
          </table:table-cell>
          <table:table-cell office:value-type="string" calcext:value-type="string">
            <text:p>ANITA B MEHTA</text:p>
          </table:table-cell>
          <table:table-cell office:value-type="float" office:value="-25000" calcext:value-type="float">
            <text:p>-250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6957845854316" calcext:value-type="float">
            <text:p>46957845854316</text:p>
          </table:table-cell>
          <table:table-cell office:value-type="string" calcext:value-type="string">
            <text:p>ANITHA B ASHWATH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31727051606" calcext:value-type="float">
            <text:p>61331727051606</text:p>
          </table:table-cell>
          <table:table-cell office:value-type="string" calcext:value-type="string">
            <text:p>ANJAN KUMAR G</text:p>
          </table:table-cell>
          <table:table-cell office:value-type="float" office:value="224004" calcext:value-type="float">
            <text:p>2240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754104823235" calcext:value-type="float">
            <text:p>64754104823235</text:p>
          </table:table-cell>
          <table:table-cell office:value-type="string" calcext:value-type="string">
            <text:p>ANKITA BANERJEE</text:p>
          </table:table-cell>
          <table:table-cell office:value-type="float" office:value="224001" calcext:value-type="float">
            <text:p>224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0505259371358" calcext:value-type="float">
            <text:p>80505259371358</text:p>
          </table:table-cell>
          <table:table-cell office:value-type="string" calcext:value-type="string">
            <text:p>ANNUKA NIRVAN</text:p>
          </table:table-cell>
          <table:table-cell office:value-type="float" office:value="76334" calcext:value-type="float">
            <text:p>763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3615912257030" calcext:value-type="float">
            <text:p>63615912257030</text:p>
          </table:table-cell>
          <table:table-cell office:value-type="string" calcext:value-type="string">
            <text:p>ANU</text:p>
          </table:table-cell>
          <table:table-cell office:value-type="float" office:value="76334" calcext:value-type="float">
            <text:p>763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645221972859" calcext:value-type="float">
            <text:p>13645221972859</text:p>
          </table:table-cell>
          <table:table-cell office:value-type="string" calcext:value-type="string">
            <text:p>ANUPAMA N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308739433267" calcext:value-type="float">
            <text:p>17308739433267</text:p>
          </table:table-cell>
          <table:table-cell office:value-type="string" calcext:value-type="string">
            <text:p>AREEFIKBAL T F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7577094248867" calcext:value-type="float">
            <text:p>57577094248867</text:p>
          </table:table-cell>
          <table:table-cell office:value-type="string" calcext:value-type="string">
            <text:p>ARJUN PARAMESWARA</text:p>
          </table:table-cell>
          <table:table-cell office:value-type="float" office:value="508250" calcext:value-type="float">
            <text:p>508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9479615455884" calcext:value-type="float">
            <text:p>89479615455884</text:p>
          </table:table-cell>
          <table:table-cell office:value-type="string" calcext:value-type="string">
            <text:p>ARPITHA M S</text:p>
          </table:table-cell>
          <table:table-cell office:value-type="float" office:value="-350" calcext:value-type="float">
            <text:p>-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225043545104" calcext:value-type="float">
            <text:p>27225043545104</text:p>
          </table:table-cell>
          <table:table-cell office:value-type="string" calcext:value-type="string">
            <text:p>ASADI LINGAREDDY</text:p>
          </table:table-cell>
          <table:table-cell office:value-type="float" office:value="1556002" calcext:value-type="float">
            <text:p>15560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050293665889" calcext:value-type="float">
            <text:p>20050293665889</text:p>
          </table:table-cell>
          <table:table-cell office:value-type="string" calcext:value-type="string">
            <text:p>ASHAJYOTHI M</text:p>
          </table:table-cell>
          <table:table-cell office:value-type="float" office:value="224008" calcext:value-type="float">
            <text:p>2240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1181212472499" calcext:value-type="float">
            <text:p>81181212472499</text:p>
          </table:table-cell>
          <table:table-cell office:value-type="string" calcext:value-type="string">
            <text:p>ASHISH MISHRA</text:p>
          </table:table-cell>
          <table:table-cell office:value-type="float" office:value="224005" calcext:value-type="float">
            <text:p>2240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1928505646815" calcext:value-type="float">
            <text:p>71928505646815</text:p>
          </table:table-cell>
          <table:table-cell office:value-type="string" calcext:value-type="string">
            <text:p>ASHOK H R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823469696097" calcext:value-type="float">
            <text:p>49823469696097</text:p>
          </table:table-cell>
          <table:table-cell office:value-type="string" calcext:value-type="string">
            <text:p>ASHOKA AR</text:p>
          </table:table-cell>
          <table:table-cell office:value-type="float" office:value="56200" calcext:value-type="float">
            <text:p>562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8196009547795" calcext:value-type="float">
            <text:p>98196009547795</text:p>
          </table:table-cell>
          <table:table-cell office:value-type="string" calcext:value-type="string">
            <text:p>AVISHEK MUKHERJEE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9029264231605" calcext:value-type="float">
            <text:p>79029264231605</text:p>
          </table:table-cell>
          <table:table-cell office:value-type="string" calcext:value-type="string">
            <text:p>AYISHA KAUSAR</text:p>
          </table:table-cell>
          <table:table-cell office:value-type="float" office:value="224008" calcext:value-type="float">
            <text:p>2240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853797183656" calcext:value-type="float">
            <text:p>53853797183656</text:p>
          </table:table-cell>
          <table:table-cell office:value-type="string" calcext:value-type="string">
            <text:p>B A SANTOSH</text:p>
          </table:table-cell>
          <table:table-cell office:value-type="float" office:value="224005" calcext:value-type="float">
            <text:p>2240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7792220815896" calcext:value-type="float">
            <text:p>57792220815896</text:p>
          </table:table-cell>
          <table:table-cell office:value-type="string" calcext:value-type="string">
            <text:p>B JAYARAM</text:p>
          </table:table-cell>
          <table:table-cell office:value-type="float" office:value="1120025" calcext:value-type="float">
            <text:p>11200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2153770404022" calcext:value-type="float">
            <text:p>72153770404022</text:p>
          </table:table-cell>
          <table:table-cell office:value-type="string" calcext:value-type="string">
            <text:p>B PRAKASH BAB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20:46:34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20:05:42.029000000</meta:creation-date>
    <dc:date>2022-08-06T20:46:50.221000000</dc:date>
    <meta:editing-duration>PT3M28S</meta:editing-duration>
    <meta:editing-cycles>3</meta:editing-cycles>
    <meta:generator>LibreOffice/7.1.4.2$Windows_X86_64 LibreOffice_project/a529a4fab45b75fefc5b6226684193eb000654f6</meta:generator>
    <meta:document-statistic meta:table-count="1" meta:cell-count="168" meta:object-count="0"/>
  </office:meta>
</office:document-meta>
</file>